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oth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nchill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table table:name="ScaledStats" table:style-name="ta1">
        <table:shapes>
          <draw:frame draw:z-index="0" draw:style-name="gr1" draw:text-style-name="P1" svg:width="50.127cm" svg:height="20.461cm" svg:x="1.728cm" svg:y="16.169cm">
            <draw:object draw:notify-on-update-of-ranges="ScaledStats.B1:ScaledStats.F1 ScaledStats.A2:ScaledStats.A2 ScaledStats.B2:ScaledStats.F2 ScaledStats.A3:ScaledStats.A3 ScaledStats.B3:ScaledStats.F3 ScaledStats.A4:ScaledStats.A4 ScaledStats.B4:ScaledStats.F4 ScaledStats.A5:ScaledStats.A5 ScaledStats.B5:ScaledStats.F5 ScaledStats.A7:ScaledStats.A7 ScaledStats.B7:ScaledStats.F7 ScaledStats.A8:ScaledStats.A8 ScaledStats.B8:ScaledStats.F8 ScaledStats.A9:ScaledStats.A9 ScaledStats.B9:ScaledStats.F9 ScaledStats.A10:ScaledStats.A10 ScaledStats.B10:ScaledStats.F10 ScaledStats.A12:ScaledStats.A12 ScaledStats.B12:ScaledStats.F12 ScaledStats.A13:ScaledStats.A13 ScaledStats.B13:ScaledStats.F13 ScaledStats.A14:ScaledStats.A14 ScaledStats.B14:ScaledStats.F14 ScaledStats.A15:ScaledStats.A15 ScaledStats.B15:ScaledStats.F15 ScaledStats.A16:ScaledStats.A16 ScaledStats.B16:ScaledStats.F16 ScaledStats.A17:ScaledStats.A17 ScaledStats.B17:ScaledStats.F17 ScaledStats.A18:ScaledStats.A18 ScaledStats.B18:ScaledStats.F18 ScaledStats.A20:ScaledStats.A20 ScaledStats.B20:ScaledStats.F20 ScaledStats.A21:ScaledStats.A21 ScaledStats.B21:ScaledStats.F21 ScaledStats.A23:ScaledStats.A23 ScaledStats.B23:ScaledStats.F23 ScaledStats.A24:ScaledStats.A24 ScaledStats.B24:ScaledStats.F24 ScaledStats.A25:ScaledStats.A25 ScaledStats.B25:ScaledStats.F25 ScaledStats.A26:ScaledStats.A26 ScaledStats.B26:ScaledStats.F26 ScaledStats.A27:ScaledStats.A27 ScaledStats.B27:ScaledStats.F27 ScaledStats.A29:ScaledStats.A29 ScaledStats.B29:ScaledStats.F29 ScaledStats.A30:ScaledStats.A30 ScaledStats.B30:ScaledStats.F30 ScaledStats.A31:ScaledStats.A31 ScaledStats.B31:ScaledStats.F31 ScaledStats.A33:ScaledStats.A33 ScaledStats.B33:ScaledStats.F33 ScaledStats.A35:ScaledStats.A35 ScaledStats.B35:ScaledStats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cloth</text:p>
          </table:table-cell>
          <table:table-cell table:formula="of:=([$RawStats.H2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2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2] - MIN([$RawStats.J$2:$RawStats.J$35])) / (MAX([$RawStats.J$2:$RawStats.J$35]) - MIN([$RawStats.J$2:$RawStats.J$35]))" office:value-type="float" office:value="0" calcext:value-type="float">
            <text:p>0</text:p>
          </table:table-cell>
          <table:table-cell table:formula="of:=([$RawStats.K2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2] - MIN([$RawStats.L$2:$RawStats.L$35])) / (MAX([$RawStats.L$2:$RawStats.L$35]) - MIN([$RawStats.L$2:$RawStats.L$35]))" office:value-type="float" office:value="0.529411764705882" calcext:value-type="float">
            <text:p>0.5294117647058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nth</text:p>
          </table:table-cell>
          <table:table-cell table:formula="of:=([$RawStats.H3] - MIN([$RawStats.H$2:$RawStats.H$35])) / (MAX([$RawStats.H$2:$RawStats.H$35]) - MIN([$RawStats.H$2:$RawStats.H$35]))" office:value-type="float" office:value="0.337209302325581" calcext:value-type="float">
            <text:p>0.337209302325581</text:p>
          </table:table-cell>
          <table:table-cell table:formula="of:=([$RawStats.I3] - MIN([$RawStats.I$2:$RawStats.I$35])) / (MAX([$RawStats.I$2:$RawStats.I$35]) - MIN([$RawStats.I$2:$RawStats.I$35]))" office:value-type="float" office:value="0.481481481481481" calcext:value-type="float">
            <text:p>0.481481481481481</text:p>
          </table:table-cell>
          <table:table-cell table:formula="of:=([$RawStats.J3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] - MIN([$RawStats.K$2:$RawStats.K$35])) / (MAX([$RawStats.K$2:$RawStats.K$35]) - MIN([$RawStats.K$2:$RawStats.K$35]))" office:value-type="float" office:value="0.52" calcext:value-type="float">
            <text:p>0.52</text:p>
          </table:table-cell>
          <table:table-cell table:formula="of:=([$RawStats.L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vil</text:p>
          </table:table-cell>
          <table:table-cell table:formula="of:=([$RawStats.H4] - MIN([$RawStats.H$2:$RawStats.H$35])) / (MAX([$RawStats.H$2:$RawStats.H$35]) - MIN([$RawStats.H$2:$RawStats.H$35]))" office:value-type="float" office:value="0.604651162790698" calcext:value-type="float">
            <text:p>0.604651162790698</text:p>
          </table:table-cell>
          <table:table-cell table:formula="of:=([$RawStats.I4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4] - MIN([$RawStats.J$2:$RawStats.J$35])) / (MAX([$RawStats.J$2:$RawStats.J$35]) - MIN([$RawStats.J$2:$RawStats.J$35]))" office:value-type="float" office:value="1" calcext:value-type="float">
            <text:p>1</text:p>
          </table:table-cell>
          <table:table-cell table:formula="of:=([$RawStats.K4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4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yper</text:p>
          </table:table-cell>
          <table:table-cell table:formula="of:=([$RawStats.H5] - MIN([$RawStats.H$2:$RawStats.H$35])) / (MAX([$RawStats.H$2:$RawStats.H$35]) - MIN([$RawStats.H$2:$RawStats.H$35]))" office:value-type="float" office:value="0.953488372093023" calcext:value-type="float">
            <text:p>0.953488372093023</text:p>
          </table:table-cell>
          <table:table-cell table:formula="of:=([$RawStats.I5] - MIN([$RawStats.I$2:$RawStats.I$35])) / (MAX([$RawStats.I$2:$RawStats.I$35]) - MIN([$RawStats.I$2:$RawStats.I$35]))" office:value-type="float" office:value="1" calcext:value-type="float">
            <text:p>1</text:p>
          </table:table-cell>
          <table:table-cell table:formula="of:=([$RawStats.J5] - MIN([$RawStats.J$2:$RawStats.J$35])) / (MAX([$RawStats.J$2:$RawStats.J$35]) - MIN([$RawStats.J$2:$RawStats.J$35]))" office:value-type="float" office:value="0.957446808510638" calcext:value-type="float">
            <text:p>0.957446808510638</text:p>
          </table:table-cell>
          <table:table-cell table:formula="of:=([$RawStats.K5] - MIN([$RawStats.K$2:$RawStats.K$35])) / (MAX([$RawStats.K$2:$RawStats.K$35]) - MIN([$RawStats.K$2:$RawStats.K$35]))" office:value-type="float" office:value="0.68" calcext:value-type="float">
            <text:p>0.68</text:p>
          </table:table-cell>
          <table:table-cell table:formula="of:=([$RawStats.L5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7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7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7] - MIN([$RawStats.K$2:$RawStats.K$35])) / (MAX([$RawStats.K$2:$RawStats.K$35]) - MIN([$RawStats.K$2:$RawStats.K$35]))" office:value-type="float" office:value="0.76" calcext:value-type="float">
            <text:p>0.76</text:p>
          </table:table-cell>
          <table:table-cell table:formula="of:=([$RawStats.L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8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8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8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8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2:$RawStats.H$35])) / (MAX([$RawStats.H$2:$RawStats.H$35]) - MIN([$RawStats.H$2:$RawStats.H$35]))" office:value-type="float" office:value="0.255813953488372" calcext:value-type="float">
            <text:p>0.255813953488372</text:p>
          </table:table-cell>
          <table:table-cell table:formula="of:=([$RawStats.I9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9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9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10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10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1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1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2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2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2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2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3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3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13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2:$RawStats.H$35])) / (MAX([$RawStats.H$2:$RawStats.H$35]) - MIN([$RawStats.H$2:$RawStats.H$35]))" office:value-type="float" office:value="0.383720930232558" calcext:value-type="float">
            <text:p>0.383720930232558</text:p>
          </table:table-cell>
          <table:table-cell table:formula="of:=([$RawStats.I14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4] - MIN([$RawStats.K$2:$RawStats.K$35])) / (MAX([$RawStats.K$2:$RawStats.K$35]) - MIN([$RawStats.K$2:$RawStats.K$35]))" office:value-type="float" office:value="0.6" calcext:value-type="float">
            <text:p>0.6</text:p>
          </table:table-cell>
          <table:table-cell table:formula="of:=([$RawStats.L14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2:$RawStats.H$35])) / (MAX([$RawStats.H$2:$RawStats.H$35]) - MIN([$RawStats.H$2:$RawStats.H$35]))" office:value-type="float" office:value="0.331395348837209" calcext:value-type="float">
            <text:p>0.331395348837209</text:p>
          </table:table-cell>
          <table:table-cell table:formula="of:=([$RawStats.I15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5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5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6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6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6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7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7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18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8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8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8] - MIN([$RawStats.L$2:$RawStats.L$35])) / (MAX([$RawStats.L$2:$RawStats.L$35]) - MIN([$RawStats.L$2:$RawStats.L$35]))" office:value-type="float" office:value="0.647058823529412" calcext:value-type="float">
            <text:p>0.64705882352941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0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1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1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2:$RawStats.H$35])) / (MAX([$RawStats.H$2:$RawStats.H$35]) - MIN([$RawStats.H$2:$RawStats.H$35]))" office:value-type="float" office:value="0.104651162790698" calcext:value-type="float">
            <text:p>0.104651162790698</text:p>
          </table:table-cell>
          <table:table-cell table:formula="of:=([$RawStats.I23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3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3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4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4] - MIN([$RawStats.K$2:$RawStats.K$35])) / (MAX([$RawStats.K$2:$RawStats.K$35]) - MIN([$RawStats.K$2:$RawStats.K$35]))" office:value-type="float" office:value="0.04" calcext:value-type="float">
            <text:p>0.04</text:p>
          </table:table-cell>
          <table:table-cell table:formula="of:=([$RawStats.L24] - MIN([$RawStats.L$2:$RawStats.L$35])) / (MAX([$RawStats.L$2:$RawStats.L$35]) - MIN([$RawStats.L$2:$RawStats.L$35]))" office:value-type="float" office:value="0.0588235294117647" calcext:value-type="float">
            <text:p>0.0588235294117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5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5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25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6] - MIN([$RawStats.I$2:$RawStats.I$35])) / (MAX([$RawStats.I$2:$RawStats.I$35]) - MIN([$RawStats.I$2:$RawStats.I$35]))" office:value-type="float" office:value="0.388888888888889" calcext:value-type="float">
            <text:p>0.388888888888889</text:p>
          </table:table-cell>
          <table:table-cell table:formula="of:=([$RawStats.J2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6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26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7] - MIN([$RawStats.I$2:$RawStats.I$35])) / (MAX([$RawStats.I$2:$RawStats.I$35]) - MIN([$RawStats.I$2:$RawStats.I$35]))" office:value-type="float" office:value="0.5" calcext:value-type="float">
            <text:p>0.5</text:p>
          </table:table-cell>
          <table:table-cell table:formula="of:=([$RawStats.J2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7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7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29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9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9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2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2:$RawStats.H$35])) / (MAX([$RawStats.H$2:$RawStats.H$35]) - MIN([$RawStats.H$2:$RawStats.H$35]))" office:value-type="float" office:value="0.511627906976744" calcext:value-type="float">
            <text:p>0.511627906976744</text:p>
          </table:table-cell>
          <table:table-cell table:formula="of:=([$RawStats.I3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30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2:$RawStats.H$35])) / (MAX([$RawStats.H$2:$RawStats.H$35]) - MIN([$RawStats.H$2:$RawStats.H$35]))" office:value-type="float" office:value="0.540697674418605" calcext:value-type="float">
            <text:p>0.540697674418605</text:p>
          </table:table-cell>
          <table:table-cell table:formula="of:=([$RawStats.I3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1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31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2:$RawStats.H$35])) / (MAX([$RawStats.H$2:$RawStats.H$35]) - MIN([$RawStats.H$2:$RawStats.H$35]))" office:value-type="float" office:value="1" calcext:value-type="float">
            <text:p>1</text:p>
          </table:table-cell>
          <table:table-cell table:formula="of:=([$RawStats.I33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3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3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3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2:$RawStats.H$35])) / (MAX([$RawStats.H$2:$RawStats.H$35]) - MIN([$RawStats.H$2:$RawStats.H$35]))" office:value-type="float" office:value="0.0523255813953489" calcext:value-type="float">
            <text:p>0.052325581395349</text:p>
          </table:table-cell>
          <table:table-cell table:formula="of:=([$RawStats.I35] - MIN([$RawStats.I$2:$RawStats.I$35])) / (MAX([$RawStats.I$2:$RawStats.I$35]) - MIN([$RawStats.I$2:$RawStats.I$35]))" office:value-type="float" office:value="0.351851851851852" calcext:value-type="float">
            <text:p>0.351851851851852</text:p>
          </table:table-cell>
          <table:table-cell table:formula="of:=([$RawStats.J35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5] - MIN([$RawStats.K$2:$RawStats.K$35])) / (MAX([$RawStats.K$2:$RawStats.K$35]) - MIN([$RawStats.K$2:$RawStats.K$35]))" office:value-type="float" office:value="0" calcext:value-type="float">
            <text:p>0</text:p>
          </table:table-cell>
          <table:table-cell table:formula="of:=([$RawStats.L35] - MIN([$RawStats.L$2:$RawStats.L$35])) / (MAX([$RawStats.L$2:$RawStats.L$35]) - MIN([$RawStats.L$2:$RawStats.L$35]))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caledStatsAnimalOnly" table:style-name="ta1">
        <table:shapes>
          <draw:frame draw:z-index="0" draw:style-name="gr1" draw:text-style-name="P1" svg:width="50.127cm" svg:height="20.461cm" svg:x="1.728cm" svg:y="16.169cm">
            <draw:object draw:notify-on-update-of-ranges="ScaledStatsAnimalOnly.B1:ScaledStatsAnimalOnly.F1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7:ScaledStatsAnimalOnly.A7 ScaledStatsAnimalOnly.B7:ScaledStatsAnimalOnly.F7 ScaledStatsAnimalOnly.A8:ScaledStatsAnimalOnly.A8 ScaledStatsAnimalOnly.B8:ScaledStatsAnimalOnly.F8 ScaledStatsAnimalOnly.A9:ScaledStatsAnimalOnly.A9 ScaledStatsAnimalOnly.B9:ScaledStatsAnimalOnly.F9 ScaledStatsAnimalOnly.A10:ScaledStatsAnimalOnly.A10 ScaledStatsAnimalOnly.B10:ScaledStatsAnimalOnly.F10 ScaledStatsAnimalOnly.A11:ScaledStatsAnimalOnly.A11 ScaledStatsAnimalOnly.B11:ScaledStatsAnimalOnly.F11 ScaledStatsAnimalOnly.A12:ScaledStatsAnimalOnly.A12 ScaledStatsAnimalOnly.B12:ScaledStatsAnimalOnly.F12 ScaledStatsAnimalOnly.A13:ScaledStatsAnimalOnly.A13 ScaledStatsAnimalOnly.B13:ScaledStatsAnimalOnly.F13 ScaledStatsAnimalOnly.A15:ScaledStatsAnimalOnly.A15 ScaledStatsAnimalOnly.B15:ScaledStatsAnimalOnly.F15 ScaledStatsAnimalOnly.A16:ScaledStatsAnimalOnly.A16 ScaledStatsAnimalOnly.B16:ScaledStatsAnimalOnly.F16 ScaledStatsAnimalOnly.A18:ScaledStatsAnimalOnly.A18 ScaledStatsAnimalOnly.B18:ScaledStatsAnimalOnly.F18 ScaledStatsAnimalOnly.A19:ScaledStatsAnimalOnly.A19 ScaledStatsAnimalOnly.B19:ScaledStatsAnimalOnly.F19 ScaledStatsAnimalOnly.A20:ScaledStatsAnimalOnly.A20 ScaledStatsAnimalOnly.B20:ScaledStatsAnimalOnly.F20 ScaledStatsAnimalOnly.A21:ScaledStatsAnimalOnly.A21 ScaledStatsAnimalOnly.B21:ScaledStatsAnimalOnly.F21 ScaledStatsAnimalOnly.A22:ScaledStatsAnimalOnly.A22 ScaledStatsAnimalOnly.B22:ScaledStatsAnimalOnly.F22 ScaledStatsAnimalOnly.A24:ScaledStatsAnimalOnly.A24 ScaledStatsAnimalOnly.B24:ScaledStatsAnimalOnly.F24 ScaledStatsAnimalOnly.A25:ScaledStatsAnimalOnly.A25 ScaledStatsAnimalOnly.B25:ScaledStatsAnimalOnly.F25 ScaledStatsAnimalOnly.A26:ScaledStatsAnimalOnly.A26 ScaledStatsAnimalOnly.B26:ScaledStatsAnimalOnly.F26 ScaledStatsAnimalOnly.A28:ScaledStatsAnimalOnly.A28 ScaledStatsAnimalOnly.B28:ScaledStatsAnimalOnly.F28 ScaledStatsAnimalOnly.A30:ScaledStatsAnimalOnly.A30 ScaledStatsAnimalOnly.B30:ScaledStatsAnimalOnly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58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58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7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7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7] - MIN([$RawStats.K$7:$RawStats.K$35])) / (MAX([$RawStats.K$7:$RawStats.K$35]) - MIN([$RawStats.K$7:$RawStats.K$35]))" office:value-type="float" office:value="0.76" calcext:value-type="float">
            <text:p>0.76</text:p>
          </table:table-cell>
          <table:table-cell table:formula="of:=([$RawStats.L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8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8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8] - MIN([$RawStats.K$7:$RawStats.K$35])) / (MAX([$RawStats.K$7:$RawStats.K$35]) - MIN([$RawStats.K$7:$RawStats.K$35]))" office:value-type="float" office:value="0.36" calcext:value-type="float">
            <text:p>0.36</text:p>
          </table:table-cell>
          <table:table-cell table:formula="of:=([$RawStats.L8] - MIN([$RawStats.L$7:$RawStats.L$35])) / (MAX([$RawStats.L$7:$RawStats.L$35]) - MIN([$RawStats.L$7:$RawStats.L$35]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7:$RawStats.H$35])) / (MAX([$RawStats.H$7:$RawStats.H$35]) - MIN([$RawStats.H$7:$RawStats.H$35]))" office:value-type="float" office:value="0.255813953488372" calcext:value-type="float">
            <text:p>0.255813953488372</text:p>
          </table:table-cell>
          <table:table-cell table:formula="of:=([$RawStats.I9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9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9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10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10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1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1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2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2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2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2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3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3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13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7:$RawStats.H$35])) / (MAX([$RawStats.H$7:$RawStats.H$35]) - MIN([$RawStats.H$7:$RawStats.H$35]))" office:value-type="float" office:value="0.383720930232558" calcext:value-type="float">
            <text:p>0.383720930232558</text:p>
          </table:table-cell>
          <table:table-cell table:formula="of:=([$RawStats.I14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4] - MIN([$RawStats.K$7:$RawStats.K$35])) / (MAX([$RawStats.K$7:$RawStats.K$35]) - MIN([$RawStats.K$7:$RawStats.K$35]))" office:value-type="float" office:value="0.6" calcext:value-type="float">
            <text:p>0.6</text:p>
          </table:table-cell>
          <table:table-cell table:formula="of:=([$RawStats.L14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7:$RawStats.H$35])) / (MAX([$RawStats.H$7:$RawStats.H$35]) - MIN([$RawStats.H$7:$RawStats.H$35]))" office:value-type="float" office:value="0.331395348837209" calcext:value-type="float">
            <text:p>0.331395348837209</text:p>
          </table:table-cell>
          <table:table-cell table:formula="of:=([$RawStats.I15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5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5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6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6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6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7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7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18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8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8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8] - MIN([$RawStats.L$7:$RawStats.L$35])) / (MAX([$RawStats.L$7:$RawStats.L$35]) - MIN([$RawStats.L$7:$RawStats.L$35]))" office:value-type="float" office:value="0.647058823529412" calcext:value-type="float">
            <text:p>0.64705882352941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0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1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1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7:$RawStats.H$35])) / (MAX([$RawStats.H$7:$RawStats.H$35]) - MIN([$RawStats.H$7:$RawStats.H$35]))" office:value-type="float" office:value="0.104651162790698" calcext:value-type="float">
            <text:p>0.104651162790698</text:p>
          </table:table-cell>
          <table:table-cell table:formula="of:=([$RawStats.I23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3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3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4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4] - MIN([$RawStats.K$7:$RawStats.K$35])) / (MAX([$RawStats.K$7:$RawStats.K$35]) - MIN([$RawStats.K$7:$RawStats.K$35]))" office:value-type="float" office:value="0.04" calcext:value-type="float">
            <text:p>0.04</text:p>
          </table:table-cell>
          <table:table-cell table:formula="of:=([$RawStats.L24] - MIN([$RawStats.L$7:$RawStats.L$35])) / (MAX([$RawStats.L$7:$RawStats.L$35]) - MIN([$RawStats.L$7:$RawStats.L$35]))" office:value-type="float" office:value="0.0588235294117647" calcext:value-type="float">
            <text:p>0.0588235294117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5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5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25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6] - MIN([$RawStats.I$7:$RawStats.I$35])) / (MAX([$RawStats.I$7:$RawStats.I$35]) - MIN([$RawStats.I$7:$RawStats.I$35]))" office:value-type="float" office:value="0.583333333333333" calcext:value-type="float">
            <text:p>0.583333333333333</text:p>
          </table:table-cell>
          <table:table-cell table:formula="of:=([$RawStats.J2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6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26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7] - MIN([$RawStats.I$7:$RawStats.I$35])) / (MAX([$RawStats.I$7:$RawStats.I$35]) - MIN([$RawStats.I$7:$RawStats.I$35]))" office:value-type="float" office:value="0.75" calcext:value-type="float">
            <text:p>0.75</text:p>
          </table:table-cell>
          <table:table-cell table:formula="of:=([$RawStats.J2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7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7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29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9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9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2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7:$RawStats.H$35])) / (MAX([$RawStats.H$7:$RawStats.H$35]) - MIN([$RawStats.H$7:$RawStats.H$35]))" office:value-type="float" office:value="0.511627906976744" calcext:value-type="float">
            <text:p>0.511627906976744</text:p>
          </table:table-cell>
          <table:table-cell table:formula="of:=([$RawStats.I3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30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7:$RawStats.H$35])) / (MAX([$RawStats.H$7:$RawStats.H$35]) - MIN([$RawStats.H$7:$RawStats.H$35]))" office:value-type="float" office:value="0.540697674418605" calcext:value-type="float">
            <text:p>0.540697674418605</text:p>
          </table:table-cell>
          <table:table-cell table:formula="of:=([$RawStats.I3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1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31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7:$RawStats.H$35])) / (MAX([$RawStats.H$7:$RawStats.H$35]) - MIN([$RawStats.H$7:$RawStats.H$35]))" office:value-type="float" office:value="1" calcext:value-type="float">
            <text:p>1</text:p>
          </table:table-cell>
          <table:table-cell table:formula="of:=([$RawStats.I33] - MIN([$RawStats.I$7:$RawStats.I$35])) / (MAX([$RawStats.I$7:$RawStats.I$35]) - MIN([$RawStats.I$7:$RawStats.I$35]))" office:value-type="float" office:value="1" calcext:value-type="float">
            <text:p>1</text:p>
          </table:table-cell>
          <table:table-cell table:formula="of:=([$RawStats.J3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3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33] - MIN([$RawStats.L$7:$RawStats.L$35])) / (MAX([$RawStats.L$7:$RawStats.L$35]) - MIN([$RawStats.L$7:$RawStats.L$35]))" office:value-type="float" office:value="0.764705882352941" calcext:value-type="float">
            <text:p>0.76470588235294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7:$RawStats.H$35])) / (MAX([$RawStats.H$7:$RawStats.H$35]) - MIN([$RawStats.H$7:$RawStats.H$35]))" office:value-type="float" office:value="0.0523255813953489" calcext:value-type="float">
            <text:p>0.052325581395349</text:p>
          </table:table-cell>
          <table:table-cell table:formula="of:=([$RawStats.I35] - MIN([$RawStats.I$7:$RawStats.I$35])) / (MAX([$RawStats.I$7:$RawStats.I$35]) - MIN([$RawStats.I$7:$RawStats.I$35]))" office:value-type="float" office:value="0.527777777777778" calcext:value-type="float">
            <text:p>0.527777777777778</text:p>
          </table:table-cell>
          <table:table-cell table:formula="of:=([$RawStats.J35] - MIN([$RawStats.J$7:$RawStats.J$35])) / (MAX([$RawStats.J$7:$RawStats.J$35]) - MIN([$RawStats.J$7:$RawStats.J$35]))" office:value-type="float" office:value="0" calcext:value-type="float">
            <text:p>0</text:p>
          </table:table-cell>
          <table:table-cell table:formula="of:=([$RawStats.K35] - MIN([$RawStats.K$7:$RawStats.K$35])) / (MAX([$RawStats.K$7:$RawStats.K$35]) - MIN([$RawStats.K$7:$RawStats.K$35]))" office:value-type="float" office:value="0" calcext:value-type="float">
            <text:p>0</text:p>
          </table:table-cell>
          <table:table-cell table:formula="of:=([$RawStats.L35] - MIN([$RawStats.L$7:$RawStats.L$35])) / (MAX([$RawStats.L$7:$RawStats.L$35]) - MIN([$RawStats.L$7:$RawStats.L$35]))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raft 1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owy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ert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draft 2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7" calcext:value-type="float">
            <text:p>1.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9" calcext:value-type="float">
            <text:p>1.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1.1 (just leathers)" table:style-name="ta1">
        <office:forms form:automatic-focus="false" form:apply-design-mode="false"/>
        <table:table-column table:style-name="co18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9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>
          <table:table-cell/>
          <table:table-cell table:style-name="Default" office:value-type="string" calcext:value-type="string">
            <text:p>textile HP</text:p>
          </table:table-cell>
          <table:table-cell table:style-name="Default" office:value-type="string" calcext:value-type="string">
            <text:p>deteriorate</text:p>
          </table:table-cell>
          <table:table-cell table:style-name="Default" office:value-type="string" calcext:value-type="string">
            <text:p>item HP</text:p>
          </table:table-cell>
          <table:table-cell table:style-name="Default" office:value-type="string" calcext:value-type="string">
            <text:p>commonality</text:p>
          </table:table-cell>
          <table:table-cell table:style-name="Default" office:value-type="string" calcext:value-type="string">
            <text:p>beauty</text:p>
          </table:table-cell>
          <table:table-cell table:style-name="Default" office:value-type="string" calcext:value-type="string">
            <text:p>dollars</text:p>
          </table:table-cell>
          <table:table-cell table:style-name="Default" office:value-type="string" calcext:value-type="string">
            <text:p>flammability</text:p>
          </table:table-cell>
          <table:table-cell table:style-name="Default" office:value-type="string" calcext:value-type="string">
            <text:p>DC sharp</text:p>
          </table:table-cell>
          <table:table-cell table:style-name="Default" office:value-type="string" calcext:value-type="string">
            <text:p>DC blunt</text:p>
          </table:table-cell>
          <table:table-cell table:style-name="Default" office:value-type="string" calcext:value-type="string">
            <text:p>DC fire</text:p>
          </table:table-cell>
          <table:table-cell table:style-name="Default" office:value-type="string" calcext:value-type="string">
            <text:p>vs cold</text:p>
          </table:table-cell>
          <table:table-cell table:style-name="Default"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sh</text:p>
          </table:table-cell>
          <table:table-cell table:number-columns-repeated="3" office:value-type="string" calcext:value-type="string">
            <text:p>BASE</text:p>
          </table:table-cell>
          <table:table-cell office:value-type="float" office:value="0.075" calcext:value-type="float">
            <text:p>0.07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table:number-columns-repeated="9" office:value-type="string" calcext:value-type="string">
            <text:p>BASE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in</text:p>
          </table:table-cell>
          <table:table-cell table:number-columns-repeated="3" office:value-type="string" calcext:value-type="string">
            <text:p>BASE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5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table:number-columns-repeated="4" office:value-type="string" calcext:value-type="string">
            <text:p>BAS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table:number-columns-repeated="4" office:value-type="string" calcext:value-type="string">
            <text:p>BASE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BAS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hino / elephant</text:p>
          </table:table-cell>
          <table:table-cell table:number-columns-repeated="4" office:value-type="string" calcext:value-type="string">
            <text:p>BAS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E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BASE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BASE</text:p>
          </table:table-cell>
          <table:table-cell office:value-type="float" office:value="1.7" calcext:value-type="float">
            <text:p>1.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table:number-columns-repeated="4" office:value-type="string" calcext:value-type="string">
            <text:p>BASE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string" calcext:value-type="string">
            <text:p>BASE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string" calcext:value-type="string">
            <text:p>BAS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rumbo</text:p>
          </table:table-cell>
          <table:table-cell table:number-columns-repeated="9" office:value-type="string" calcext:value-type="string">
            <text:p>BAS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string" calcext:value-type="string">
            <text:p>BA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00-00-00</text:date>, <text:time style:data-style-name="N2" text:time-value="12:59:07.993573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3T21:58:03.344404817</meta:creation-date>
    <dc:date>2020-07-20T16:43:25.324476975</dc:date>
    <meta:editing-duration>PT15H11M4S</meta:editing-duration>
    <meta:editing-cycles>57</meta:editing-cycles>
    <meta:generator>LibreOffice/6.4.4.2$Linux_X86_64 LibreOffice_project/40$Build-2</meta:generator>
    <meta:document-statistic meta:table-count="6" meta:cell-count="127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.B1:ScaledStats.F5 ScaledStats.A1:ScaledStats.A5 ScaledStats.A7:ScaledStats.F10 ScaledStats.A12:ScaledStats.F18 ScaledStats.A20:ScaledStats.F21 ScaledStats.A23:ScaledStats.F27 ScaledStats.A29:ScaledStats.F31 ScaledStats.A33:ScaledStats.F33 ScaledStats.A35:ScaledStats.F35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.B1:ScaledStats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.B2:ScaledStats.F2" chart:label-cell-address="ScaledStats.A2:ScaledStats.A2" chart:class="chart:line">
            <chart:data-point chart:repeated="5"/>
          </chart:series>
          <chart:series chart:style-name="ch8" chart:values-cell-range-address="ScaledStats.B3:ScaledStats.F3" chart:label-cell-address="ScaledStats.A3:ScaledStats.A3" chart:class="chart:line">
            <chart:data-point chart:repeated="5"/>
          </chart:series>
          <chart:series chart:style-name="ch9" chart:values-cell-range-address="ScaledStats.B4:ScaledStats.F4" chart:label-cell-address="ScaledStats.A4:ScaledStats.A4" chart:class="chart:line">
            <chart:data-point chart:repeated="5"/>
          </chart:series>
          <chart:series chart:style-name="ch10" chart:values-cell-range-address="ScaledStats.B5:ScaledStats.F5" chart:label-cell-address="ScaledStats.A5:ScaledStats.A5" chart:class="chart:line">
            <chart:data-point chart:repeated="5"/>
          </chart:series>
          <chart:series chart:style-name="ch11" chart:values-cell-range-address="ScaledStats.B7:ScaledStats.F7" chart:label-cell-address="ScaledStats.A7:ScaledStats.A7" chart:class="chart:line">
            <chart:data-point chart:repeated="5"/>
          </chart:series>
          <chart:series chart:style-name="ch12" chart:values-cell-range-address="ScaledStats.B8:ScaledStats.F8" chart:label-cell-address="ScaledStats.A8:ScaledStats.A8" chart:class="chart:line">
            <chart:data-point chart:repeated="5"/>
          </chart:series>
          <chart:series chart:style-name="ch13" chart:values-cell-range-address="ScaledStats.B9:ScaledStats.F9" chart:label-cell-address="ScaledStats.A9:ScaledStats.A9" chart:class="chart:line">
            <chart:data-point chart:repeated="5"/>
          </chart:series>
          <chart:series chart:style-name="ch14" chart:values-cell-range-address="ScaledStats.B10:ScaledStats.F10" chart:label-cell-address="ScaledStats.A10:ScaledStats.A10" chart:class="chart:line">
            <chart:data-point chart:repeated="5"/>
          </chart:series>
          <chart:series chart:style-name="ch15" chart:values-cell-range-address="ScaledStats.B12:ScaledStats.F12" chart:label-cell-address="ScaledStats.A12:ScaledStats.A12" chart:class="chart:line">
            <chart:data-point chart:repeated="5"/>
          </chart:series>
          <chart:series chart:style-name="ch16" chart:values-cell-range-address="ScaledStats.B13:ScaledStats.F13" chart:label-cell-address="ScaledStats.A13:ScaledStats.A13" chart:class="chart:line">
            <chart:data-point chart:repeated="5"/>
          </chart:series>
          <chart:series chart:style-name="ch17" chart:values-cell-range-address="ScaledStats.B14:ScaledStats.F14" chart:label-cell-address="ScaledStats.A14:ScaledStats.A14" chart:class="chart:line">
            <chart:data-point chart:repeated="5"/>
          </chart:series>
          <chart:series chart:style-name="ch18" chart:values-cell-range-address="ScaledStats.B15:ScaledStats.F15" chart:label-cell-address="ScaledStats.A15:ScaledStats.A15" chart:class="chart:line">
            <chart:data-point chart:repeated="5"/>
          </chart:series>
          <chart:series chart:style-name="ch19" chart:values-cell-range-address="ScaledStats.B16:ScaledStats.F16" chart:label-cell-address="ScaledStats.A16:ScaledStats.A16" chart:class="chart:line">
            <chart:data-point chart:repeated="5"/>
          </chart:series>
          <chart:series chart:style-name="ch20" chart:values-cell-range-address="ScaledStats.B17:ScaledStats.F17" chart:label-cell-address="ScaledStats.A17:ScaledStats.A17" chart:class="chart:line">
            <chart:data-point chart:repeated="5"/>
          </chart:series>
          <chart:series chart:style-name="ch21" chart:values-cell-range-address="ScaledStats.B18:ScaledStats.F18" chart:label-cell-address="ScaledStats.A18:ScaledStats.A18" chart:class="chart:line">
            <chart:data-point chart:repeated="5"/>
          </chart:series>
          <chart:series chart:style-name="ch22" chart:values-cell-range-address="ScaledStats.B20:ScaledStats.F20" chart:label-cell-address="ScaledStats.A20:ScaledStats.A20" chart:class="chart:line">
            <chart:data-point chart:repeated="5"/>
          </chart:series>
          <chart:series chart:style-name="ch23" chart:values-cell-range-address="ScaledStats.B21:ScaledStats.F21" chart:label-cell-address="ScaledStats.A21:ScaledStats.A21" chart:class="chart:line">
            <chart:data-point chart:repeated="5"/>
          </chart:series>
          <chart:series chart:style-name="ch24" chart:values-cell-range-address="ScaledStats.B23:ScaledStats.F23" chart:label-cell-address="ScaledStats.A23:ScaledStats.A23" chart:class="chart:line">
            <chart:data-point chart:repeated="5"/>
          </chart:series>
          <chart:series chart:style-name="ch25" chart:values-cell-range-address="ScaledStats.B24:ScaledStats.F24" chart:label-cell-address="ScaledStats.A24:ScaledStats.A24" chart:class="chart:line">
            <chart:data-point chart:repeated="5"/>
          </chart:series>
          <chart:series chart:style-name="ch26" chart:values-cell-range-address="ScaledStats.B25:ScaledStats.F25" chart:label-cell-address="ScaledStats.A25:ScaledStats.A25" chart:class="chart:line">
            <chart:data-point chart:repeated="5"/>
          </chart:series>
          <chart:series chart:style-name="ch27" chart:values-cell-range-address="ScaledStats.B26:ScaledStats.F26" chart:label-cell-address="ScaledStats.A26:ScaledStats.A26" chart:class="chart:line">
            <chart:data-point chart:repeated="5"/>
          </chart:series>
          <chart:series chart:style-name="ch28" chart:values-cell-range-address="ScaledStats.B27:ScaledStats.F27" chart:label-cell-address="ScaledStats.A27:ScaledStats.A27" chart:class="chart:line">
            <chart:data-point chart:repeated="5"/>
          </chart:series>
          <chart:series chart:style-name="ch29" chart:values-cell-range-address="ScaledStats.B29:ScaledStats.F29" chart:label-cell-address="ScaledStats.A29:ScaledStats.A29" chart:class="chart:line">
            <chart:data-point chart:repeated="5"/>
          </chart:series>
          <chart:series chart:style-name="ch30" chart:values-cell-range-address="ScaledStats.B30:ScaledStats.F30" chart:label-cell-address="ScaledStats.A30:ScaledStats.A30" chart:class="chart:line">
            <chart:data-point chart:repeated="5"/>
          </chart:series>
          <chart:series chart:style-name="ch31" chart:values-cell-range-address="ScaledStats.B31:ScaledStats.F31" chart:label-cell-address="ScaledStats.A31:ScaledStats.A31" chart:class="chart:line">
            <chart:data-point chart:repeated="5"/>
          </chart:series>
          <chart:series chart:style-name="ch32" chart:values-cell-range-address="ScaledStats.B33:ScaledStats.F33" chart:label-cell-address="ScaledStats.A33:ScaledStats.A33" chart:class="chart:line">
            <chart:data-point chart:repeated="5"/>
          </chart:series>
          <chart:series chart:style-name="ch33" chart:values-cell-range-address="ScaledStats.B35:ScaledStats.F35" chart:label-cell-address="ScaledStats.A35:ScaledStats.A35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.B1:ScaledStats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cloth</text:p>
                <draw:g>
                  <svg:desc>ScaledStats.A2:ScaledStats.A2</svg:desc>
                </draw:g>
              </table:table-cell>
              <table:table-cell office:value-type="float" office:value="0">
                <text:p>0</text:p>
                <draw:g>
                  <svg:desc>ScaledStats.B2:ScaledStats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synth</text:p>
                <draw:g>
                  <svg:desc>ScaledStats.A3:ScaledStats.A3</svg:desc>
                </draw:g>
              </table:table-cell>
              <table:table-cell office:value-type="float" office:value="0.337209302325581">
                <text:p>0.337209302325581</text:p>
                <draw:g>
                  <svg:desc>ScaledStats.B3:ScaledStats.F3</svg:desc>
                </draw:g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52">
                <text:p>0.52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devil</text:p>
                <draw:g>
                  <svg:desc>ScaledStats.A4:ScaledStats.A4</svg:desc>
                </draw:g>
              </table:table-cell>
              <table:table-cell office:value-type="float" office:value="0.604651162790698">
                <text:p>0.604651162790698</text:p>
                <draw:g>
                  <svg:desc>ScaledStats.B4:ScaledStats.F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hyper</text:p>
                <draw:g>
                  <svg:desc>ScaledStats.A5:ScaledStats.A5</svg:desc>
                </draw:g>
              </table:table-cell>
              <table:table-cell office:value-type="float" office:value="0.953488372093023">
                <text:p>0.953488372093023</text:p>
                <draw:g>
                  <svg:desc>ScaledStats.B5:ScaledStats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paca wool</text:p>
                <draw:g>
                  <svg:desc>ScaledStats.A7:ScaledStats.A7</svg:desc>
                </draw:g>
              </table:table-cell>
              <table:table-cell office:value-type="float" office:value="0">
                <text:p>0</text:p>
                <draw:g>
                  <svg:desc>ScaledStats.B7:ScaledStats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.A8:ScaledStats.A8</svg:desc>
                </draw:g>
              </table:table-cell>
              <table:table-cell office:value-type="float" office:value="0">
                <text:p>0</text:p>
                <draw:g>
                  <svg:desc>ScaledStats.B8:ScaledStats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.A9:ScaledStats.A9</svg:desc>
                </draw:g>
              </table:table-cell>
              <table:table-cell office:value-type="float" office:value="0.255813953488372">
                <text:p>0.255813953488372</text:p>
                <draw:g>
                  <svg:desc>ScaledStats.B9:ScaledStats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.A10:ScaledStats.A10</svg:desc>
                </draw:g>
              </table:table-cell>
              <table:table-cell office:value-type="float" office:value="0">
                <text:p>0</text:p>
                <draw:g>
                  <svg:desc>ScaledStats.B10:ScaledStats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.A12:ScaledStats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2:ScaledStats.F12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.A13:ScaledStats.A13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3:ScaledStats.F13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.A14:ScaledStats.A14</svg:desc>
                </draw:g>
              </table:table-cell>
              <table:table-cell office:value-type="float" office:value="0.383720930232558">
                <text:p>0.383720930232558</text:p>
                <draw:g>
                  <svg:desc>ScaledStats.B14:ScaledStats.F1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.A15:ScaledStats.A15</svg:desc>
                </draw:g>
              </table:table-cell>
              <table:table-cell office:value-type="float" office:value="0.331395348837209">
                <text:p>0.331395348837209</text:p>
                <draw:g>
                  <svg:desc>ScaledStats.B15:ScaledStats.F15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.A16:ScaledStats.A1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6:ScaledStats.F16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.A17:ScaledStats.A1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7:ScaledStats.F17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.A18:ScaledStats.A18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18:ScaledStats.F18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.A20:ScaledStats.A20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0:ScaledStats.F2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.A21:ScaledStats.A21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1:ScaledStats.F2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.A23:ScaledStats.A23</svg:desc>
                </draw:g>
              </table:table-cell>
              <table:table-cell office:value-type="float" office:value="0.104651162790698">
                <text:p>0.104651162790698</text:p>
                <draw:g>
                  <svg:desc>ScaledStats.B23:ScaledStats.F23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.A24:ScaledStats.A24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4:ScaledStats.F24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.A25:ScaledStats.A25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5:ScaledStats.F25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.A26:ScaledStats.A2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6:ScaledStats.F26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.A27:ScaledStats.A2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7:ScaledStats.F2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.A29:ScaledStats.A29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29:ScaledStats.F29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.A30:ScaledStats.A30</svg:desc>
                </draw:g>
              </table:table-cell>
              <table:table-cell office:value-type="float" office:value="0.511627906976744">
                <text:p>0.511627906976744</text:p>
                <draw:g>
                  <svg:desc>ScaledStats.B30:ScaledStats.F3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.A31:ScaledStats.A31</svg:desc>
                </draw:g>
              </table:table-cell>
              <table:table-cell office:value-type="float" office:value="0.540697674418605">
                <text:p>0.540697674418605</text:p>
                <draw:g>
                  <svg:desc>ScaledStats.B31:ScaledStats.F3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.A33:ScaledStats.A33</svg:desc>
                </draw:g>
              </table:table-cell>
              <table:table-cell office:value-type="float" office:value="1">
                <text:p>1</text:p>
                <draw:g>
                  <svg:desc>ScaledStats.B33:ScaledStats.F3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.A35:ScaledStats.A35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.B35:ScaledStats.F35</svg:desc>
                </draw:g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row-mapping="0 1 2 3 0 1 2 3 4 5 6 7 8 9 10 11 12 13 14 15 16 17 18 19 20 21 22" chart:style-name="ch1">
        <chart:legend chart:legend-position="end" svg:x="46.853cm" svg:y="3.458cm" style:legend-expansion="high" chart:style-name="ch2"/>
        <chart:plot-area chart:style-name="ch3" table:cell-range-address="ScaledStatsAnimalOnly.B1:ScaledStatsAnimalOnly.F5 ScaledStatsAnimalOnly.A1:ScaledStatsAnimalOnly.A5 ScaledStatsAnimalOnly.A7:ScaledStatsAnimalOnly.F13 ScaledStatsAnimalOnly.A15:ScaledStatsAnimalOnly.F16 ScaledStatsAnimalOnly.A18:ScaledStatsAnimalOnly.F22 ScaledStatsAnimalOnly.A24:ScaledStatsAnimalOnly.F26 ScaledStatsAnimalOnly.A28:ScaledStatsAnimalOnly.F28 ScaledStatsAnimalOnly.A30:ScaledStatsAnimalOnly.F30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AnimalOnly.B1:ScaledStatsAnimalOnly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8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9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0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1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12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13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4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5" chart:values-cell-range-address="ScaledStatsAnimalOnly.B7:ScaledStatsAnimalOnly.F7" chart:label-cell-address="ScaledStatsAnimalOnly.A7:ScaledStatsAnimalOnly.A7" chart:class="chart:line">
            <chart:data-point chart:repeated="5"/>
          </chart:series>
          <chart:series chart:style-name="ch16" chart:values-cell-range-address="ScaledStatsAnimalOnly.B8:ScaledStatsAnimalOnly.F8" chart:label-cell-address="ScaledStatsAnimalOnly.A8:ScaledStatsAnimalOnly.A8" chart:class="chart:line">
            <chart:data-point chart:repeated="5"/>
          </chart:series>
          <chart:series chart:style-name="ch17" chart:values-cell-range-address="ScaledStatsAnimalOnly.B9:ScaledStatsAnimalOnly.F9" chart:label-cell-address="ScaledStatsAnimalOnly.A9:ScaledStatsAnimalOnly.A9" chart:class="chart:line">
            <chart:data-point chart:repeated="5"/>
          </chart:series>
          <chart:series chart:style-name="ch18" chart:values-cell-range-address="ScaledStatsAnimalOnly.B10:ScaledStatsAnimalOnly.F10" chart:label-cell-address="ScaledStatsAnimalOnly.A10:ScaledStatsAnimalOnly.A10" chart:class="chart:line">
            <chart:data-point chart:repeated="5"/>
          </chart:series>
          <chart:series chart:style-name="ch19" chart:values-cell-range-address="ScaledStatsAnimalOnly.B11:ScaledStatsAnimalOnly.F11" chart:label-cell-address="ScaledStatsAnimalOnly.A11:ScaledStatsAnimalOnly.A11" chart:class="chart:line">
            <chart:data-point chart:repeated="5"/>
          </chart:series>
          <chart:series chart:style-name="ch20" chart:values-cell-range-address="ScaledStatsAnimalOnly.B12:ScaledStatsAnimalOnly.F12" chart:label-cell-address="ScaledStatsAnimalOnly.A12:ScaledStatsAnimalOnly.A12" chart:class="chart:line">
            <chart:data-point chart:repeated="5"/>
          </chart:series>
          <chart:series chart:style-name="ch21" chart:values-cell-range-address="ScaledStatsAnimalOnly.B13:ScaledStatsAnimalOnly.F13" chart:label-cell-address="ScaledStatsAnimalOnly.A13:ScaledStatsAnimalOnly.A13" chart:class="chart:line">
            <chart:data-point chart:repeated="5"/>
          </chart:series>
          <chart:series chart:style-name="ch22" chart:values-cell-range-address="ScaledStatsAnimalOnly.B15:ScaledStatsAnimalOnly.F15" chart:label-cell-address="ScaledStatsAnimalOnly.A15:ScaledStatsAnimalOnly.A15" chart:class="chart:line">
            <chart:data-point chart:repeated="5"/>
          </chart:series>
          <chart:series chart:style-name="ch23" chart:values-cell-range-address="ScaledStatsAnimalOnly.B16:ScaledStatsAnimalOnly.F16" chart:label-cell-address="ScaledStatsAnimalOnly.A16:ScaledStatsAnimalOnly.A16" chart:class="chart:line">
            <chart:data-point chart:repeated="5"/>
          </chart:series>
          <chart:series chart:style-name="ch24" chart:values-cell-range-address="ScaledStatsAnimalOnly.B18:ScaledStatsAnimalOnly.F18" chart:label-cell-address="ScaledStatsAnimalOnly.A18:ScaledStatsAnimalOnly.A18" chart:class="chart:line">
            <chart:data-point chart:repeated="5"/>
          </chart:series>
          <chart:series chart:style-name="ch25" chart:values-cell-range-address="ScaledStatsAnimalOnly.B19:ScaledStatsAnimalOnly.F19" chart:label-cell-address="ScaledStatsAnimalOnly.A19:ScaledStatsAnimalOnly.A19" chart:class="chart:line">
            <chart:data-point chart:repeated="5"/>
          </chart:series>
          <chart:series chart:style-name="ch26" chart:values-cell-range-address="ScaledStatsAnimalOnly.B20:ScaledStatsAnimalOnly.F20" chart:label-cell-address="ScaledStatsAnimalOnly.A20:ScaledStatsAnimalOnly.A20" chart:class="chart:line">
            <chart:data-point chart:repeated="5"/>
          </chart:series>
          <chart:series chart:style-name="ch27" chart:values-cell-range-address="ScaledStatsAnimalOnly.B21:ScaledStatsAnimalOnly.F21" chart:label-cell-address="ScaledStatsAnimalOnly.A21:ScaledStatsAnimalOnly.A21" chart:class="chart:line">
            <chart:data-point chart:repeated="5"/>
          </chart:series>
          <chart:series chart:style-name="ch28" chart:values-cell-range-address="ScaledStatsAnimalOnly.B22:ScaledStatsAnimalOnly.F22" chart:label-cell-address="ScaledStatsAnimalOnly.A22:ScaledStatsAnimalOnly.A22" chart:class="chart:line">
            <chart:data-point chart:repeated="5"/>
          </chart:series>
          <chart:series chart:style-name="ch29" chart:values-cell-range-address="ScaledStatsAnimalOnly.B24:ScaledStatsAnimalOnly.F24" chart:label-cell-address="ScaledStatsAnimalOnly.A24:ScaledStatsAnimalOnly.A24" chart:class="chart:line">
            <chart:data-point chart:repeated="5"/>
          </chart:series>
          <chart:series chart:style-name="ch30" chart:values-cell-range-address="ScaledStatsAnimalOnly.B25:ScaledStatsAnimalOnly.F25" chart:label-cell-address="ScaledStatsAnimalOnly.A25:ScaledStatsAnimalOnly.A25" chart:class="chart:line">
            <chart:data-point chart:repeated="5"/>
          </chart:series>
          <chart:series chart:style-name="ch31" chart:values-cell-range-address="ScaledStatsAnimalOnly.B26:ScaledStatsAnimalOnly.F26" chart:label-cell-address="ScaledStatsAnimalOnly.A26:ScaledStatsAnimalOnly.A26" chart:class="chart:line">
            <chart:data-point chart:repeated="5"/>
          </chart:series>
          <chart:series chart:style-name="ch32" chart:values-cell-range-address="ScaledStatsAnimalOnly.B28:ScaledStatsAnimalOnly.F28" chart:label-cell-address="ScaledStatsAnimalOnly.A28:ScaledStatsAnimalOnly.A28" chart:class="chart:line">
            <chart:data-point chart:repeated="5"/>
          </chart:series>
          <chart:series chart:style-name="ch33" chart:values-cell-range-address="ScaledStatsAnimalOnly.B30:ScaledStatsAnimalOnly.F30" chart:label-cell-address="ScaledStatsAnimalOnly.A30:ScaledStatsAnimalOnly.A30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AnimalOnly.B1:ScaledStatsAnimalOnly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AnimalOnly.A7:ScaledStatsAnimalOnly.A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7:ScaledStatsAnimalOnly.F7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AnimalOnly.A8:ScaledStatsAnimalOnly.A8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8:ScaledStatsAnimalOnly.F8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AnimalOnly.A9:ScaledStatsAnimalOnly.A9</svg:desc>
                </draw:g>
              </table:table-cell>
              <table:table-cell office:value-type="float" office:value="0.383720930232558">
                <text:p>0.383720930232558</text:p>
                <draw:g>
                  <svg:desc>ScaledStatsAnimalOnly.B9:ScaledStatsAnimalOnly.F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AnimalOnly.A10:ScaledStatsAnimalOnly.A10</svg:desc>
                </draw:g>
              </table:table-cell>
              <table:table-cell office:value-type="float" office:value="0.331395348837209">
                <text:p>0.331395348837209</text:p>
                <draw:g>
                  <svg:desc>ScaledStatsAnimalOnly.B10:ScaledStatsAnimalOnly.F10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AnimalOnly.A11:ScaledStatsAnimalOnly.A1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1:ScaledStatsAnimalOnly.F11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AnimalOnly.A12:ScaledStatsAnimalOnly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2:ScaledStatsAnimalOnly.F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AnimalOnly.A13:ScaledStatsAnimalOnly.A13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13:ScaledStatsAnimalOnly.F1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AnimalOnly.A15:ScaledStatsAnimalOnly.A15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5:ScaledStatsAnimalOnly.F1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AnimalOnly.A16:ScaledStatsAnimalOnly.A16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6:ScaledStatsAnimalOnly.F1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AnimalOnly.A18:ScaledStatsAnimalOnly.A18</svg:desc>
                </draw:g>
              </table:table-cell>
              <table:table-cell office:value-type="float" office:value="0.104651162790698">
                <text:p>0.104651162790698</text:p>
                <draw:g>
                  <svg:desc>ScaledStatsAnimalOnly.B18:ScaledStatsAnimalOnly.F18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AnimalOnly.A19:ScaledStatsAnimalOnly.A19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19:ScaledStatsAnimalOnly.F19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AnimalOnly.A20:ScaledStatsAnimalOnly.A20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20:ScaledStatsAnimalOnly.F20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AnimalOnly.A21:ScaledStatsAnimalOnly.A2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1:ScaledStatsAnimalOnly.F21</svg:desc>
                </draw:g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AnimalOnly.A22:ScaledStatsAnimalOnly.A2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2:ScaledStatsAnimalOnly.F2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AnimalOnly.A24:ScaledStatsAnimalOnly.A24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24:ScaledStatsAnimalOnly.F2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AnimalOnly.A25:ScaledStatsAnimalOnly.A25</svg:desc>
                </draw:g>
              </table:table-cell>
              <table:table-cell office:value-type="float" office:value="0.511627906976744">
                <text:p>0.511627906976744</text:p>
                <draw:g>
                  <svg:desc>ScaledStatsAnimalOnly.B25:ScaledStatsAnimalOnly.F2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AnimalOnly.A26:ScaledStatsAnimalOnly.A26</svg:desc>
                </draw:g>
              </table:table-cell>
              <table:table-cell office:value-type="float" office:value="0.540697674418605">
                <text:p>0.540697674418605</text:p>
                <draw:g>
                  <svg:desc>ScaledStatsAnimalOnly.B26:ScaledStatsAnimalOnly.F2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AnimalOnly.A28:ScaledStatsAnimalOnly.A28</svg:desc>
                </draw:g>
              </table:table-cell>
              <table:table-cell office:value-type="float" office:value="1">
                <text:p>1</text:p>
                <draw:g>
                  <svg:desc>ScaledStatsAnimalOnly.B28:ScaledStatsAnimalOnly.F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AnimalOnly.A30:ScaledStatsAnimalOnly.A30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AnimalOnly.B30:ScaledStatsAnimalOnly.F30</svg:desc>
                </draw:g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